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5354in"/>
    </style:style>
    <style:style style:name="Table1.A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.4" style:family="table-row">
      <style:table-row-properties style:min-row-height="0.2354in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576in"/>
    </style:style>
    <style:style style:name="Table2.B" style:family="table-column">
      <style:table-column-properties style:column-width="5.5354in"/>
    </style:style>
    <style:style style:name="Table2.A1" style:family="table-cell">
      <style:table-cell-properties style:vertical-align="middle" style:border-line-width="0in 0.0014in 0.0007in" fo:padding="0.0194in" fo:border="0.05pt double #808080"/>
    </style:style>
    <style:style style:name="Table2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576in"/>
    </style:style>
    <style:style style:name="Table3.B" style:family="table-column">
      <style:table-column-properties style:column-width="5.5354in"/>
    </style:style>
    <style:style style:name="Table3.A1" style:family="table-cell">
      <style:table-cell-properties style:vertical-align="middle" style:border-line-width="0in 0.0014in 0.0007in" fo:padding="0.0194in" fo:border="0.05pt double #808080"/>
    </style:style>
    <style:style style:name="Table3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576in"/>
    </style:style>
    <style:style style:name="Table4.B" style:family="table-column">
      <style:table-column-properties style:column-width="5.5354in"/>
    </style:style>
    <style:style style:name="Table4.A1" style:family="table-cell">
      <style:table-cell-properties style:vertical-align="middle" style:border-line-width="0in 0.0014in 0.0007in" fo:padding="0.0194in" fo:border="0.05pt double #808080"/>
    </style:style>
    <style:style style:name="Table4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4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1576in"/>
    </style:style>
    <style:style style:name="Table5.B" style:family="table-column">
      <style:table-column-properties style:column-width="5.5354in"/>
    </style:style>
    <style:style style:name="Table5.A1" style:family="table-cell">
      <style:table-cell-properties style:vertical-align="middle" style:border-line-width="0in 0.0014in 0.0007in" fo:padding="0.0194in" fo:border="0.05pt double #808080"/>
    </style:style>
    <style:style style:name="Table5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5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text-properties officeooo:rsid="001ec816" officeooo:paragraph-rsid="001ec816"/>
    </style:style>
    <style:style style:name="P2" style:family="paragraph" style:parent-style-name="Table_20_Contents">
      <style:text-properties officeooo:rsid="001f8d46" officeooo:paragraph-rsid="001f8d46"/>
    </style:style>
    <style:style style:name="T1" style:family="text">
      <style:text-properties officeooo:rsid="001ec816"/>
    </style:style>
    <style:style style:name="T2" style:family="text">
      <style:text-properties officeooo:rsid="001f8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1.B2" office:value-type="string">
            <text:p text:style-name="Table_20_Contents">Het programma geeft een nette afhandeling van de error, geeft aan dat het bestand afwezig is.</text:p>
          </table:table-cell>
        </table:table-row>
        <table:table-row table:style-name="Table1.4">
          <table:table-cell table:style-name="Table1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1.B2" office:value-type="string">
            <text:p text:style-name="Table_20_Contents">Pas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1.B2" office:value-type="string">
            <text:p text:style-name="Table_20_Contents">Gegeven error bericht: "<text:span text:style-name="T1">Bestand niet gevonden”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2.B2" office:value-type="string">
            <text:p text:style-name="P1">2 headers achter elkaar gooien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2.B2" office:value-type="string">
            <text:p text:style-name="Table_20_Contents">Het programma <text:span text:style-name="T1">geeft geen error, en zet de headers in de juiste lijst en geeft geen sequentie in de index. </text:span>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2.B2" office:value-type="string">
            <text:p text:style-name="P1">Fail 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2.B2" office:value-type="string">
            <text:p text:style-name="P1">Geen sequentie erbij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Table_20_Contents"><text:span text:style-name="Strong_20_Emphasis">Test: </text:span>Afvinkopdracht 6 test <text:span text:style-name="T1">3</text:span></text:p>
          </table:table-cell>
          <table:covered-table-cell/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3.B2" office:value-type="string">
            <text:p text:style-name="P1">Zoekwoord komt niet voor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3.B2" office:value-type="string">
            <text:p text:style-name="Table_20_Contents">Het programma geeft een nette afhandeling van de error, geeft aan dat het bestand <text:span text:style-name="T1">geen zoekwoord heeft</text:span>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3.B2" office:value-type="string">
            <text:p text:style-name="P1">Fail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3.B2" office:value-type="string">
            <text:p text:style-name="P1">Bestand doet niets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able_20_Contents"><text:span text:style-name="Strong_20_Emphasis">Test: </text:span>Afvinkopdracht 6 test <text:span text:style-name="T1">4</text:span></text:p>
          </table:table-cell>
          <table:covered-table-cell/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4.B2" office:value-type="string">
            <text:p text:style-name="Table_20_Contents">Het programma starten zonder dat het <text:span text:style-name="T1">enzym knipt</text:span>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4.B2" office:value-type="string">
            <text:p text:style-name="Table_20_Contents">Het programma geeft een nette afhandeling van de error, geeft aan dat het bestand <text:span text:style-name="T1">geen knippend enzym heeft</text:span>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4.B2" office:value-type="string">
            <text:p text:style-name="Table_20_Contents">Pass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4.B2" office:value-type="string">
            <text:p text:style-name="Table_20_Contents">Gegeven error bericht: "<text:span text:style-name="T1">Sequentie bevat geen knippend enzym”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span text:style-name="Strong_20_Emphasis">Test: </text:span>Afvinkopdracht 6 test <text:span text:style-name="T1">5</text:span></text:p>
          </table:table-cell>
          <table:covered-table-cell/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5.B2" office:value-type="string">
            <text:p text:style-name="P2">Het programma is gestopt door control C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5.B2" office:value-type="string">
            <text:p text:style-name="Table_20_Contents">Het programma geeft een nette afhandeling van de error, g<text:span text:style-name="T2">eeft aan dat het programma gestopt is</text:span>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5.B2" office:value-type="string">
            <text:p text:style-name="Table_20_Contents">Pass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5.B2" office:value-type="string">
            <text:p text:style-name="Table_20_Contents">Gegeven error bericht: "<text:span text:style-name="T2">User interrupted</text:span>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34:43.183860140</meta:creation-date>
    <dc:date>2017-11-17T14:47:05.359904297</dc:date>
    <meta:editing-duration>PT2M12S</meta:editing-duration>
    <meta:editing-cycles>1</meta:editing-cycles>
    <meta:document-statistic meta:table-count="5" meta:image-count="0" meta:object-count="0" meta:page-count="1" meta:paragraph-count="45" meta:word-count="200" meta:character-count="1300" meta:non-whitespace-character-count="1143"/>
    <meta:generator>LibreOffice/5.1.6.2$Linux_X86_64 LibreOffice_project/10m0$Build-2</meta:generator>
  </office:meta>
</office:document-meta>
</file>